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h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Cuencamé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e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 du Roi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58:'City Names'.ET80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1-23T23:59:59.295000000</dc:date>
    <meta:editing-duration>P1DT12H50M12S</meta:editing-duration>
    <meta:editing-cycles>62</meta:editing-cycles>
    <meta:document-statistic meta:table-count="1" meta:cell-count="4845" meta:object-count="0"/>
  </office:meta>
</office:document-meta>
</file>